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/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1.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Question #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2]/4*[.B2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percentage" office:value="0.3" calcext:value-type="percentage">
            <text:p>3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3]/4*[.B3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[.D4]/4*[.B4]" office:value-type="percentage" office:value="0.05" calcext:value-type="percentage">
            <text:p>5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5]/4*[.B5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6]/4*[.B6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percentage" office:value="0.3" calcext:value-type="percentage">
            <text:p>3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7]/4*[.B7]" office:value-type="percentage" office:value="0.3" calcext:value-type="percentage">
            <text:p>30.00%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ce2" table:formula="of:=SUM([.E2:.E9])" office:value-type="percentage" office:value="0.95" calcext:value-type="percentage">
            <text:p>95.00%</text:p>
          </table:table-cell>
        </table:table-row>
        <table:table-row table:style-name="ro1" table:number-rows-repeated="4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 table:formula="of:=SUM([.B2:.B15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.2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Question #</text:p>
          </table:table-cell>
          <table:table-cell table:style-name="ce1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Points /4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percentage" office:value="0.04" calcext:value-type="percentage">
            <text:p>4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]/4*[.C2]" office:value-type="percentage" office:value="0.04" calcext:value-type="percentage">
            <text:p>4.00%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" office:value-type="percentage" office:value="0.12" calcext:value-type="percentage">
            <text:p>12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3]/4*[.C3]" office:value-type="percentage" office:value="0.12" calcext:value-type="percentage">
            <text:p>12.00%</text:p>
          </table:table-cell>
        </table:table-row>
        <table:table-row table:style-name="ro1">
          <table:table-cell table:style-name="ce1" office:value-type="string" calcext:value-type="string">
            <text:p>3a</text:p>
          </table:table-cell>
          <table:table-cell table:style-name="ce1"/>
          <table:table-cell table:style-name="ce2" office:value-type="percentage" office:value="0.06" calcext:value-type="percentage">
            <text:p>6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4]/4*[.C4]" office:value-type="percentage" office:value="0.06" calcext:value-type="percentage">
            <text:p>6.00%</text:p>
          </table:table-cell>
        </table:table-row>
        <table:table-row table:style-name="ro1">
          <table:table-cell table:style-name="ce1" office:value-type="string" calcext:value-type="string">
            <text:p>3b</text:p>
          </table:table-cell>
          <table:table-cell table:style-name="ce1"/>
          <table:table-cell table:style-name="ce2" office:value-type="percentage" office:value="0.06" calcext:value-type="percentage">
            <text:p>6.00%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2" table:formula="of:=[.E5]/4*[.C5]" office:value-type="percentage" office:value="0.06" calcext:value-type="percentage">
            <text:p>6.00%</text:p>
          </table:table-cell>
        </table:table-row>
        <table:table-row table:style-name="ro1">
          <table:table-cell table:style-name="ce1" office:value-type="string" calcext:value-type="string">
            <text:p>4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6]/4*[.C6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4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7]/4*[.C7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4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8]/4*[.C8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4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9]/4*[.C9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5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0]/4*[.C10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5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1]/4*[.C11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5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2]/4*[.C12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5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3]/4*[.C13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6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4]/4*[.C14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6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5]/4*[.C15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6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6]/4*[.C16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6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2" table:formula="of:=[.E17]/4*[.C17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7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8]/4*[.C18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7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9]/4*[.C19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7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0]/4*[.C20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7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1]/4*[.C21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8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2]/4*[.C22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8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3]/4*[.C23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8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4]/4*[.C24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8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2" table:formula="of:=[.E25]/4*[.C25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9a</text:p>
          </table:table-cell>
          <table:table-cell table:style-name="ce1"/>
          <table:table-cell table:style-name="ce2" office:value-type="percentage" office:value="0.06" calcext:value-type="percentage">
            <text:p>6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6]/4*[.C26]" office:value-type="percentage" office:value="0.06" calcext:value-type="percentage">
            <text:p>6.00%</text:p>
          </table:table-cell>
        </table:table-row>
        <table:table-row table:style-name="ro1">
          <table:table-cell table:style-name="ce1" office:value-type="string" calcext:value-type="string">
            <text:p>9b</text:p>
          </table:table-cell>
          <table:table-cell table:style-name="ce1"/>
          <table:table-cell table:style-name="ce2" office:value-type="percentage" office:value="0.06" calcext:value-type="percentage">
            <text:p>6.00%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2" table:formula="of:=[.E27]/4*[.C27]" office:value-type="percentage" office:value="0.06" calcext:value-type="percentage">
            <text:p>6.00%</text:p>
          </table:table-cell>
        </table:table-row>
        <table:table-row table:style-name="ro1" table:number-rows-repeated="3">
          <table:table-cell table:style-name="ce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formula="of:=SUM([.C2:.C29])" office:value-type="percentage" office:value="1" calcext:value-type="percentage">
            <text:p>100.00%</text:p>
          </table:table-cell>
          <table:table-cell table:number-columns-repeated="2"/>
          <table:table-cell table:style-name="ce2" table:formula="of:=SUM([.F2:.F30])" office:value-type="percentage" office:value="1" calcext:value-type="percentage">
            <text:p>100.00%</text:p>
          </table:table-cell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.3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Question #</text:p>
          </table:table-cell>
          <table:table-cell/>
          <table:table-cell table:style-name="Default" office:value-type="string" calcext:value-type="string">
            <text:p>Weight</text:p>
          </table:table-cell>
          <table:table-cell office:value-type="string" calcext:value-type="string">
            <text:p>Poi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percentage" office:value="0.08" calcext:value-type="percentage">
            <text:p>8.00%</text:p>
          </table:table-cell>
          <table:table-cell office:value-type="float" office:value="3" calcext:value-type="float">
            <text:p>3</text:p>
          </table:table-cell>
          <table:table-cell table:style-name="ce2" table:formula="of:=[.D2]/4*[.C2]"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24" calcext:value-type="percentage">
            <text:p>24.00%</text:p>
          </table:table-cell>
          <table:table-cell office:value-type="float" office:value="4" calcext:value-type="float">
            <text:p>4</text:p>
          </table:table-cell>
          <table:table-cell table:style-name="ce2" table:formula="of:=[.D3]/4*[.C3]" office:value-type="percentage" office:value="0.24" calcext:value-type="percentage">
            <text:p>24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4" calcext:value-type="percentage">
            <text:p>40.00%</text:p>
          </table:table-cell>
          <table:table-cell office:value-type="float" office:value="4" calcext:value-type="float">
            <text:p>4</text:p>
          </table:table-cell>
          <table:table-cell table:style-name="ce2" table:formula="of:=[.D4]/4*[.C4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12" calcext:value-type="percentage">
            <text:p>12.00%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[.D5]/4*[.C5]" office:value-type="percentage" office:value="0.12" calcext:value-type="percentage">
            <text:p>12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float" office:value="4" calcext:value-type="float">
            <text:p>4</text:p>
          </table:table-cell>
          <table:table-cell table:style-name="ce2" table:formula="of:=[.D6]/4*[.C6]"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float" office:value="4" calcext:value-type="float">
            <text:p>4</text:p>
          </table:table-cell>
          <table:table-cell table:style-name="ce2" table:formula="of:=[.D7]/4*[.C7]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4"/>
          <table:table-cell table:style-name="ce2"/>
        </table:table-row>
        <table:table-row table:style-name="ro1">
          <table:table-cell table:number-columns-repeated="4"/>
          <table:table-cell table:style-name="ce2" table:formula="of:=SUM([.E2:.E8])" office:value-type="percentage" office:value="0.98" calcext:value-type="percentage">
            <text:p>98.00%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formula="of:=SUM([.C2:.C29])" office:value-type="percentage" office:value="1" calcext:value-type="percentage">
            <text:p>10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8:56:14.236327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7:12:53.540366850</meta:creation-date>
    <dc:date>2017-08-28T19:03:48.758932918</dc:date>
    <meta:editing-duration>PT23M54S</meta:editing-duration>
    <meta:editing-cycles>27</meta:editing-cycles>
    <meta:generator>LibreOffice/5.1.4.2$Linux_X86_64 LibreOffice_project/10m0$Build-2</meta:generator>
    <meta:document-statistic meta:table-count="3" meta:cell-count="169" meta:object-count="0"/>
  </office:meta>
</office:document-meta>
</file>